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2.5cm" svg:x="7.1cm" svg:y="1.5cm">
          <text:p text:style-name="P1">Main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2.5cm" svg:x="2.3cm" svg:y="5.3cm">
          <text:p text:style-name="P1">generado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2.5cm" svg:x="10.8cm" svg:y="5.3cm">
          <text:p text:style-name="P1">consum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cm" svg:height="2.5cm" svg:x="11.2cm" svg:y="9.8cm">
          <text:p text:style-name="P1">dispatch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2.3cm" svg:y="14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4.9cm" svg:y="17.5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14.6cm" svg:y="17.6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3.8cm" svg:x2="6.7cm" svg:y2="5.5cm">
          <text:p/>
        </draw:line>
        <draw:line draw:style-name="gr2" draw:text-style-name="P1" draw:layer="layout" svg:x1="11.2cm" svg:y1="3.7cm" svg:x2="12.6cm" svg:y2="5.5cm">
          <text:p/>
        </draw:line>
        <draw:line draw:style-name="gr2" draw:text-style-name="P1" draw:layer="layout" svg:x1="13.7cm" svg:y1="7.8cm" svg:x2="13.8cm" svg:y2="9.8cm">
          <text:p/>
        </draw:line>
        <draw:line draw:style-name="gr2" draw:text-style-name="P1" draw:layer="layout" svg:x1="12.2cm" svg:y1="12cm" svg:x2="6.4cm" svg:y2="14.4cm">
          <text:p/>
        </draw:line>
        <draw:line draw:style-name="gr2" draw:text-style-name="P1" draw:layer="layout" svg:x1="13cm" svg:y1="12.2cm" svg:x2="8.9cm" svg:y2="17.8cm">
          <text:p/>
        </draw:line>
        <draw:line draw:style-name="gr2" draw:text-style-name="P1" draw:layer="layout" svg:x1="15.6cm" svg:y1="12cm" svg:x2="17.2cm" svg:y2="17.5cm">
          <text:p/>
        </draw:line>
        <draw:custom-shape draw:style-name="gr3" draw:text-style-name="P2" draw:layer="layout" svg:width="4cm" svg:height="1.2cm" svg:x="10.1cm" svg:y="18.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7cm" fo:page-height="22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24T19:46:47.641791235</meta:creation-date>
    <dc:date>2013-10-31T23:28:59.781145134</dc:date>
    <dc:creator>migue </dc:creator>
    <meta:editing-duration>P0D</meta:editing-duration>
    <meta:editing-cycles>3</meta:editing-cycles>
    <meta:generator>LibreOffice/4.1.2.3$Linux_X86_64 LibreOffice_project/410m0$Build-3</meta:generator>
    <meta:document-statistic meta:object-count="14"/>
  </office:meta>
</office:document-meta>
</file>